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padding="0.097cm" fo:border="none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Defects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fo:padding="0.097cm" fo:border-left="0.002cm solid #000000" fo:border-right="none" fo:border-top="none" fo:border-bottom="0.002cm solid #000000"/>
    </style:style>
    <style:style style:name="TableDefect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padding="0.097cm" fo:border="0.002cm solid #000000"/>
    </style:style>
    <style:style style:name="TableSurveyPallets" style:family="table">
      <style:table-properties style:width="19.001cm" table:align="margins"/>
    </style:style>
    <style:style style:name="TableSurveyPallets.A" style:family="table-column">
      <style:table-column-properties style:column-width="4.75cm" style:rel-column-width="16383*"/>
    </style:style>
    <style:style style:name="TableSurveyPallets.D" style:family="table-column">
      <style:table-column-properties style:column-width="4.75cm" style:rel-column-width="16386*"/>
    </style:style>
    <style:style style:name="TableSurveyPalle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SurveyPallets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SurveyPallets.A2" style:family="table-cell">
      <style:table-cell-properties fo:padding="0.097cm" fo:border-left="0.002cm solid #000000" fo:border-right="none" fo:border-top="none" fo:border-bottom="0.002cm solid #000000"/>
    </style:style>
    <style:style style:name="TableSurveyPalle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8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3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style:font-name-asian="Times New Roman2" style:font-name-complex="Times New Roman2"/>
    </style:style>
    <style:style style:name="T17" style:family="text">
      <style:text-properties fo:color="#000000" fo:language="en" fo:country="US" fo:font-weight="bold" style:font-weight-asian="bold" style:font-weight-complex="bold"/>
    </style:style>
    <style:style style:name="T18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1" style:family="text">
      <style:text-properties fo:color="#000000" style:font-name="Times New Roman"/>
    </style:style>
    <style:style style:name="T22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3" style:family="text">
      <style:text-properties fo:color="#000000" style:font-name-asian="Times New Roman2" style:font-name-complex="Times New Roman2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6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7" style:family="text">
      <style:text-properties style:text-line-through-style="none" style:text-underline-style="none" fo:font-weight="normal" style:font-weight-asian="normal" style:font-weight-complex="normal"/>
    </style:style>
    <style:style style:name="T28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4" style:family="text">
      <style:text-properties fo:language="en" fo:country="US" style:font-name-asian="Bookman Old Style" style:font-name-complex="Bookman Old Style"/>
    </style:style>
    <style:style style:name="T35" style:family="text">
      <style:text-properties style:font-name-asian="Bookman Old Style" style:font-name-complex="Bookman Old Style"/>
    </style:style>
    <style:style style:name="T36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7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Standard"><text:s/><text:span text:style-name="T24">CARGO SURVEY REPORT </text:span></text:p>
      <text:p text:style-name="Standard"><text:span text:style-name="T25">№ </text:span><text:span text:style-name="T26">{$Report}</text:span></text:p>
      <text:p text:style-name="Standard">ОТЧЕТ ОБ ИНСПЕКЦИИ ГРУЗА </text:p>
      <text:p text:style-name="Standard"><text:span text:style-name="T25">№ </text:span><text:span text:style-name="T26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7">{$inspection.actualSeal}</text:span><text:span text:style-name="T29"> </text:span></text:p>
          </table:table-cell>
          <table:table-cell table:style-name="Таблица2.A1" office:value-type="string">
            <text:p text:style-name="Standard">Пломба: <text:span text:style-name="T28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9">: {$actualCargoesEnglishName}</text:span></text:p>
          </table:table-cell>
          <table:table-cell table:style-name="Таблица2.A1" office:value-type="string">
            <text:p text:style-name="Standard">Груз<text:span text:style-name="T29">: <text:s/></text:span><text:span text:style-name="T32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30">{$voyage.vessel.name}</text:span><text:span text:style-name="T29"> </text:span></text:p>
          </table:table-cell>
          <table:table-cell table:style-name="Таблица2.A1" office:value-type="string">
            <text:p text:style-name="Standard">Судно: <text:span text:style-name="T33">{$voyage.vessel.nam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9">{$billOfLadings}</text:span></text:p>
          </table:table-cell>
          <table:table-cell table:style-name="Таблица2.A1" office:value-type="string">
            <text:p text:style-name="Standard">Коносамент: <text:span text:style-name="T32">{$billOfLadings}</text:span></text:p>
          </table:table-cell>
        </table:table-row>
        <table:table-row>
          <table:table-cell table:style-name="Таблица2.A1" office:value-type="string">
            <text:p text:style-name="Standard"><text:span text:style-name="T18">Port and day of loading: </text:span><text:span text:style-name="T15">{$loadingPort.englishName}</text:span><text:span text:style-name="T20"> </text:span></text:p>
            <text:p text:style-name="Standard">{$loadingDate} </text:p>
          </table:table-cell>
          <table:table-cell table:style-name="Таблица2.A1" office:value-type="string">
            <text:p text:style-name="Standard"><text:span text:style-name="T18">Порт и дата отгрузки: </text:span><text:span text:style-name="T15">{$loadingPort.name}</text:span>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31"><text:s/></text:span><text:span text:style-name="T32">{</text:span><text:span text:style-name="T28">$dischargePort.englishName}</text:span>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5">{$orders}</text:span> <text:s/></text:p>
          </table:table-cell>
          <table:table-cell table:style-name="Таблица2.A1" office:value-type="string">
            <text:p text:style-name="Standard">Заказ №: <text:span text:style-name="T34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5">{$invoices}</text:span> <text:s/></text:p>
          </table:table-cell>
          <table:table-cell table:style-name="Таблица2.A1" office:value-type="string">
            <text:p text:style-name="Standard">Инвойс №: <text:span text:style-name="T34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9">: </text:span><text:span text:style-name="T27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8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9">: </text:span><text:span text:style-name="T27">{$inspection.surveyDate}</text:span></text:p>
          </table:table-cell>
          <table:table-cell table:style-name="Таблица2.A1" office:value-type="string">
            <text:p text:style-name="Standard"><text:span text:style-name="T31">Дата проведения инспекции: </text:span><text:span text:style-name="T28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{$inspection.surveyPlace.englishName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Unloading on a warehouse/in a motor <text:soft-page-break/>vehicle:</text:p>
          </table:table-cell>
          <table:table-cell table:style-name="Таблица2.A1" office:value-type="string">
            <text:p text:style-name="Standard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Standard">Type of packing:</text:p>
          </table:table-cell>
          <table:table-cell table:style-name="Таблица2.A1" office:value-type="string">
            <text:p text:style-name="Standard">Вид упаковки: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8"/>
          </table:table-cell>
          <table:table-cell table:style-name="TableStickerA4.A1" office:value-type="string">
            <text:p text:style-name="P8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8"/>
          </table:table-cell>
          <table:table-cell table:style-name="TableShippingMark.A1" office:value-type="string">
            <text:p text:style-name="P8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21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0">{$surveyPaper}</text:p>
          </table:table-cell>
          <table:table-cell table:style-name="Таблица4.A1" office:value-type="string">
            <text:p text:style-name="P10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31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4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9"/>
          </table:table-cell>
          <table:table-cell table:style-name="TableMeasurementTemperature.A3" office:value-type="string">
            <text:p text:style-name="P8"/>
          </table:table-cell>
          <table:table-cell table:style-name="TableMeasurementTemperature.C3" office:value-type="string">
            <text:p text:style-name="P8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5"/>
          </table:table-cell>
        </table:table-row>
        <table:table-row>
          <table:table-cell table:style-name="TableMobileThermoUnit.A2" office:value-type="string">
            <text:p text:style-name="P15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6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6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31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4">Actual Quantity /</text:p>
            <text:p text:style-name="P4">Фактическое</text:p>
            <text:p text:style-name="P4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6">Нетто</text:span></text:p>
          </table:table-cell>
          <table:table-cell table:style-name="TableCargoAmount.G2" office:value-type="string">
            <text:p text:style-name="Standard"><text:span text:style-name="T31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4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header-rows>
          <table:table-row>
            <table:table-cell table:style-name="Таблица5.A1" office:value-type="string">
              <text:p text:style-name="Standard"><text:span text:style-name="T31">Defects / </text:span><text:span text:style-name="T36">Повреждения</text:span>: </text:p>
            </table:table-cell>
          </table:table-row>
        </table:table-header-rows>
      </table:table>
      <table:table table:name="TableDefects" table:style-name="TableDefects">
        <table:table-column table:style-name="TableDefects.A"/>
        <table:table-column table:style-name="TableDefects.B"/>
        <text:soft-page-break/>
        <table:table-row>
          <table:table-cell table:style-name="TableDefects.A1" office:value-type="string">
            <text:p text:style-name="P20">Calibre / <text:span text:style-name="T36">Калибр</text:span></text:p>
          </table:table-cell>
          <table:table-cell table:style-name="TableDefects.B1" office:value-type="string">
            <text:p text:style-name="P20">Package amount / <text:span text:style-name="T36">Упаковок</text:span></text:p>
          </table:table-cell>
        </table:table-row>
        <table:table-row>
          <table:table-cell table:style-name="TableDefects.A2" office:value-type="string">
            <text:p text:style-name="P8"/>
          </table:table-cell>
          <table:table-cell table:style-name="TableDefects.B2" office:value-type="string">
            <text:p text:style-name="P8"/>
          </table:table-cell>
        </table:table-row>
      </table:table>
      <text:p text:style-name="P21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ext:p text:style-name="P21"/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8"><draw:frame draw:style-name="fr1" draw:name="Графический объект1" text:anchor-type="paragraph" svg:width="5.071cm" svg:height="4.983cm" draw:z-index="3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16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8"/>
          </table:table-cell>
          <table:table-cell table:style-name="TableRipeness.B3" office:value-type="string">
            <text:p text:style-name="P8"/>
          </table:table-cell>
          <table:table-cell table:style-name="TableRipeness.B3" office:value-type="string">
            <text:p text:style-name="P8"/>
          </table:table-cell>
          <table:table-cell table:style-name="TableRipeness.B3" office:value-type="string">
            <text:p text:style-name="P8"/>
          </table:table-cell>
          <table:table-cell table:style-name="TableRipeness.F3" office:value-type="string">
            <text:p text:style-name="P8"/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Standard">Following pallets have been looked through:</text:p>
            <text:p text:style-name="Standard">Были досмотрены следующие паллеты:</text:p>
          </table:table-cell>
        </table:table-row>
      </table:table>
      <table:table table:name="TableSurveyPallets" table:style-name="TableSurveyPallets">
        <table:table-column table:style-name="TableSurveyPallets.A" table:number-columns-repeated="3"/>
        <table:table-column table:style-name="TableSurveyPallets.D"/>
        <table:table-row>
          <table:table-cell table:style-name="TableSurveyPallets.A1" office:value-type="string">
            <text:p text:style-name="P11">Container/</text:p>
            <text:p text:style-name="P16">Контейнер</text:p>
          </table:table-cell>
          <table:table-cell table:style-name="TableSurveyPallets.A1" office:value-type="string">
            <text:p text:style-name="Standard">Average weight of box with cargo/ Средний вес коробки с грузом, кг </text:p>
          </table:table-cell>
          <table:table-cell table:style-name="TableSurveyPallets.A1" office:value-type="string">
            <text:p text:style-name="Standard">Average weight of empty package/ Средний вес пустой тары кг </text:p>
          </table:table-cell>
          <table:table-cell table:style-name="TableSurveyPallets.D1" office:value-type="string">
            <text:p text:style-name="Standard">Average weight of cargo/ Средний вес груза кг </text:p>
          </table:table-cell>
        </table:table-row>
        <table:table-row>
          <table:table-cell table:style-name="TableSurveyPallets.A2" office:value-type="string">
            <text:p text:style-name="P8"/>
          </table:table-cell>
          <table:table-cell table:style-name="TableSurveyPallets.A2" office:value-type="string">
            <text:p text:style-name="P8"/>
          </table:table-cell>
          <table:table-cell table:style-name="TableSurveyPallets.A2" office:value-type="string">
            <text:p text:style-name="P8"/>
          </table:table-cell>
          <table:table-cell table:style-name="TableSurveyPallets.D2" office:value-type="string">
            <text:p text:style-name="P8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9">Condition of </text:span><text:span text:style-name="T17">Package</text:span><text:span text:style-name="T19">. </text:span></text:p>
            <text:p text:style-name="Standard">{$PackageConditionEng}</text:p>
          </table:table-cell>
          <table:table-cell office:value-type="string">
            <text:p text:style-name="P17">Состояние упаковки:</text:p>
            <text:p text:style-name="Standard">{$PackageCondition}</text:p>
          </table:table-cell>
        </table:table-row>
        <table:table-row>
          <table:table-cell office:value-type="string">
            <text:p text:style-name="P12">InspectorConclusion:</text:p>
            <text:p text:style-name="P12">{<text:span text:style-name="T29">$InspectorConclusionEng}</text:span></text:p>
          </table:table-cell>
          <table:table-cell office:value-type="string">
            <text:p text:style-name="P17">Заключение инспектора:</text:p>
            <text:p text:style-name="P13">{$InspectorConclusion}</text:p>
          </table:table-cell>
        </table:table-row>
      </table:table>
      <text:p text:style-name="P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T14">In the inspected parcel of cargo (Invoice №: </text:span><text:span text:style-name="T22">{$invoices}</text:span><text:span text:style-name="T14">-) the average index of cargo quality/ В проинспектированной партии груза (Инвойс №: </text:span><text:span text:style-name="T22">{$invoices}</text:span><text:span text:style-name="T14">-) средний показатель качества груза: 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9-27T14:21:47.73</dc:date>
    <meta:editing-duration>P5DT4H14M52S</meta:editing-duration>
    <meta:editing-cycles>147</meta:editing-cycles>
    <meta:generator>LibreOffice/3.3$Win32 LibreOffice_project/330m19$Build-202</meta:generator>
    <meta:document-statistic meta:table-count="18" meta:image-count="1" meta:object-count="0" meta:page-count="3" meta:paragraph-count="116" meta:word-count="377" meta:character-count="3208"/>
  </office:meta>
</office:document-meta>
</file>